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21CCCC3C08D8499494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03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371cm"/>
    </style:style>
    <style:style style:name="gr4" style:family="graphic" style:parent-style-name="objectwithoutfill">
      <style:graphic-properties svg:stroke-color="#ff9999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323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  <style:text-properties fo:font-weight="bold"/>
    </style:style>
    <style:style style:name="P4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228cm" svg:height="14.287cm" svg:x="3.282cm" svg:y="2.286cm">
          <draw:image xlink:href="Pictures/10000201000001F40000021CCCC3C08D84994949.png" xlink:type="simple" xlink:show="embed" xlink:actuate="onLoad">
            <text:p/>
          </draw:image>
        </draw:frame>
        <draw:frame draw:style-name="gr2" draw:text-style-name="P2" draw:layer="layout" svg:width="7.538cm" svg:height="1.673cm" svg:x="8.636cm" svg:y="11.027cm">
          <draw:text-box>
            <text:p><text:span text:style-name="T1">Motoren:</text:span></text:p>
            <text:p><text:span text:style-name="T2">libgazebo_ros_control.so</text:span></text:p>
          </draw:text-box>
        </draw:frame>
        <draw:frame draw:style-name="gr3" draw:text-style-name="P2" draw:layer="layout" svg:width="8.871cm" svg:height="1.673cm" svg:x="8.147cm" svg:y="6.963cm">
          <draw:text-box>
            <text:p><text:span text:style-name="T1">IMU:</text:span></text:p>
            <text:p><text:span text:style-name="T2">libgazebo_ros_imu_sensor.so</text:span></text:p>
          </draw:text-box>
        </draw:frame>
        <draw:line draw:style-name="gr4" draw:text-style-name="P3" draw:layer="layout" svg:x1="8.147cm" svg:y1="7.874cm" svg:x2="6.604cm" svg:y2="7.112cm">
          <text:p/>
        </draw:line>
        <draw:line draw:style-name="gr4" draw:text-style-name="P1" draw:layer="layout" svg:x1="8.636cm" svg:y1="11.684cm" svg:x2="7.601cm" svg:y2="10.265cm">
          <text:p/>
        </draw:line>
        <draw:line draw:style-name="gr5" draw:text-style-name="P1" draw:layer="layout" svg:x1="9.906cm" svg:y1="9.652cm" svg:x2="6.096cm" svg:y2="8.636cm">
          <text:p/>
        </draw:line>
        <draw:frame draw:style-name="gr2" draw:text-style-name="P2" draw:layer="layout" svg:width="7.538cm" svg:height="1.673cm" svg:x="9.226cm" svg:y="8.89cm">
          <draw:text-box>
            <text:p><text:span text:style-name="T3">Massenschwerpunkt des</text:span></text:p>
            <text:p><text:span text:style-name="T3">Body’s (kompletter Aufbau)</text:span></text:p>
          </draw:text-box>
        </draw:frame>
        <draw:frame draw:style-name="gr6" draw:text-style-name="P2" draw:layer="layout" svg:width="5.823cm" svg:height="2.072cm" svg:x="8.147cm" svg:y="2.54cm">
          <draw:text-box>
            <text:p><text:span text:style-name="T1">Laser-Sensor:</text:span></text:p>
            <text:p><text:span text:style-name="T4">libgazebo_ros_laser.so</text:span></text:p>
            <text:p><text:span text:style-name="T2"/></text:p>
          </draw:text-box>
        </draw:frame>
        <draw:line draw:style-name="gr4" draw:text-style-name="P3" draw:layer="layout" svg:x1="8.147cm" svg:y1="2.794cm" svg:x2="6.604cm" svg:y2="3.302cm">
          <text:p/>
        </draw:line>
        <draw:frame draw:style-name="gr6" draw:text-style-name="P2" draw:layer="layout" svg:width="6.378cm" svg:height="2.072cm" svg:x="8.777cm" svg:y="4.64cm">
          <draw:text-box>
            <text:p><text:span text:style-name="T1">Realsense-Camera:</text:span></text:p>
            <text:p><text:span text:style-name="T4">libgazebo_ros_camera.so</text:span></text:p>
            <text:p><text:span text:style-name="T2"/></text:p>
          </draw:text-box>
        </draw:frame>
        <draw:line draw:style-name="gr4" draw:text-style-name="P3" draw:layer="layout" svg:x1="8.777cm" svg:y1="5.588cm" svg:x2="6.858cm" svg:y2="5.334cm">
          <text:p/>
        </draw:lin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2T17:33:36.239320533</meta:creation-date>
    <dc:date>2018-02-05T18:46:06.429187397</dc:date>
    <meta:editing-duration>PT10M12S</meta:editing-duration>
    <meta:editing-cycles>6</meta:editing-cycles>
    <meta:generator>LibreOffice/5.1.6.2$Linux_X86_64 LibreOffice_project/10m0$Build-2</meta:generator>
    <meta:document-statistic meta:object-count="34"/>
  </office:meta>
</office:document-meta>
</file>